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gipani Rose" svg:font-family="'Frangipani Rose'"/>
    <style:font-face style:name="Josefin Slab" svg:font-family="'Josefin Slab'"/>
    <style:font-face style:name="KG Dark Side" svg:font-family="'KG Dark Side'"/>
    <style:font-face style:name="KG Lego House" svg:font-family="'KG Lego House'"/>
    <style:font-face style:name="KG Second Chances Solid" svg:font-family="'KG Second Chances Solid'"/>
    <style:font-face style:name="Liberation Sans1" svg:font-family="'Liberation Sans'"/>
    <style:font-face style:name="Merriweather" svg:font-family="Merriweather"/>
    <style:font-face style:name="Merriweather Sans" svg:font-family="'Merriweather Sans'"/>
    <style:font-face style:name="PT Sans" svg:font-family="'PT Sans'"/>
    <style:font-face style:name="PT Sans Caption" svg:font-family="'PT Sans Caption'"/>
    <style:font-face style:name="PT Serif" svg:font-family="'PT Serif'"/>
    <style:font-face style:name="PT Serif Caption" svg:font-family="'PT Serif Caption'"/>
    <style:font-face style:name="Roboto Slab" svg:font-family="'Roboto Slab'"/>
    <style:font-face style:name="The Great Escape" svg:font-family="'The Great Escap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ffcccc" style:text-align-source="fix" style:repeat-content="false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c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ffcccc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fe7f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ffffcc" style:text-align-source="fix" style:repeat-content="false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c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ccffcc" style:text-align-source="fix" style:repeat-content="false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cffc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9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fo:border-bottom="none" fo:background-color="#00cc00" style:text-align-source="fix" style:repeat-content="false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0">
      <style:table-cell-properties fo:background-color="#00cc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>
      <style:table-cell-properties fo:border-bottom="0.06pt solid #000000" fo:background-color="#00cc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fo:background-color="#e6e6ff" style:text-align-source="fix" style:repeat-content="false" fo:border-left="none" fo:border-right="none" fo:border-top="0.06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1" table:default-cell-style-name="ce17"/>
        <table:table-column table:style-name="co1" table:number-columns-repeated="2" table:default-cell-style-name="ce22"/>
        <table:table-column table:style-name="co1" table:default-cell-style-name="ce20"/>
        <table:table-column table:style-name="co1" table:number-columns-repeated="3" table:default-cell-style-name="ce22"/>
        <table:table-column table:style-name="co1" table:default-cell-style-name="ce23"/>
        <table:table-column table:style-name="co1" table:number-columns-repeated="3" table:default-cell-style-name="ce26"/>
        <table:table-column table:style-name="co1" table:number-columns-repeated="7" table:default-cell-style-name="ce22"/>
        <table:table-column table:style-name="co1" table:number-columns-repeated="6" table:default-cell-style-name="ce23"/>
        <table:table-row table:style-name="ro1">
          <table:table-cell table:style-name="ce1" office:value-type="string" calcext:value-type="string" table:number-columns-spanned="25" table:number-rows-spanned="1">
            <text:p>USFM Quick Reference</text:p>
          </table:table-cell>
          <table:covered-table-cell table:number-columns-repeated="24" table:style-name="Default"/>
        </table:table-row>
        <table:table-row table:style-name="ro2">
          <table:table-cell table:style-name="ce2"/>
          <table:table-cell table:style-name="Default" table:number-columns-repeated="24"/>
        </table:table-row>
        <table:table-row table:style-name="ro2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N</text:p>
          </table:table-cell>
          <table:table-cell table:style-name="ce27" office:value-type="string" calcext:value-type="string">
            <text:p>Description</text:p>
          </table:table-cell>
          <table:table-cell table:style-name="ce30" office:value-type="string" calcext:value-type="string">
            <text:p>U2.3</text:p>
          </table:table-cell>
          <table:table-cell table:style-name="ce33" office:value-type="string" calcext:value-type="string">
            <text:p>U2.35</text:p>
          </table:table-cell>
          <table:table-cell table:style-name="ce33" office:value-type="string" calcext:value-type="string">
            <text:p>U2.4</text:p>
          </table:table-cell>
          <table:table-cell table:style-name="ce33" office:value-type="string" calcext:value-type="string">
            <text:p>U2.404</text:p>
          </table:table-cell>
          <table:table-cell table:style-name="ce34" office:value-type="string" calcext:value-type="string">
            <text:p>C1412</text:p>
          </table:table-cell>
          <table:table-cell table:style-name="ce3" office:value-type="string" calcext:value-type="string">
            <text:p>H1408</text:p>
          </table:table-cell>
          <table:table-cell table:style-name="ce3" office:value-type="string" calcext:value-type="string">
            <text:p>F1408</text:p>
          </table:table-cell>
          <table:table-cell table:style-name="ce3" office:value-type="string" calcext:value-type="string">
            <text:p>F1503</text:p>
          </table:table-cell>
          <table:table-cell table:style-name="ce3" office:value-type="string" calcext:value-type="string">
            <text:p>J1503</text:p>
          </table:table-cell>
          <table:table-cell table:style-name="ce3" office:value-type="string" calcext:value-type="string">
            <text:p>L1407</text:p>
          </table:table-cell>
          <table:table-cell table:style-name="ce27" office:value-type="string" calcext:value-type="string">
            <text:p>Special</text:p>
          </table:table-cell>
          <table:table-cell table:style-name="ce27" office:value-type="string" calcext:value-type="string">
            <text:p>Style</text:p>
          </table:table-cell>
          <table:table-cell table:style-name="ce27" office:value-type="string" calcext:value-type="string">
            <text:p>Face</text:p>
          </table:table-cell>
          <table:table-cell table:style-name="ce27" office:value-type="string" calcext:value-type="string">
            <text:p>Spec</text:p>
          </table:table-cell>
          <table:table-cell table:style-name="ce27" office:value-type="string" calcext:value-type="string">
            <text:p>Extra</text:p>
          </table:table-cell>
          <table:table-cell table:style-name="ce35" office:value-type="string" calcext:value-type="string">
            <text:p>Style</text:p>
          </table:table-cell>
        </table:table-row>
        <table:table-row table:style-name="ro2">
          <table:table-cell table:style-name="ce4" office:value-type="string" calcext:value-type="string">
            <text:p>c (.) ( $)</text:p>
          </table:table-cell>
          <table:table-cell table:style-name="ce16" office:value-type="string" calcext:value-type="string">
            <text:p>S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24"/>
          <table:table-cell table:style-name="ce19" office:value-type="float" office:value="1" calcext:value-type="float">
            <text:p>1</text:p>
          </table:table-cell>
          <table:table-cell table:style-name="ce24"/>
          <table:table-cell table:style-name="ce28" office:value-type="string" calcext:value-type="string">
            <text:p>Chapter Number</text:p>
          </table:table-cell>
          <table:table-cell table:style-name="ce31" office:value-type="float" office:value="23" calcext:value-type="float">
            <text:p>23</text:p>
          </table:table-cell>
          <table:table-cell table:number-columns-repeated="2" table:style-name="ce31" office:value-type="float" office:value="26" calcext:value-type="float">
            <text:p>26</text:p>
          </table:table-cell>
          <table:table-cell table:style-name="ce24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24"/>
          <table:table-cell table:style-name="ce24" office:value-type="string" calcext:value-type="string">
            <text:p>K2</text:p>
          </table:table-cell>
          <table:table-cell table:style-name="ce24"/>
          <table:table-cell table:style-name="ce28" office:value-type="string" calcext:value-type="string">
            <text:p>Multiple issues. Vertical and horizontal variation expected.</text:p>
          </table:table-cell>
          <table:table-cell table:style-name="ce28" office:value-type="string" calcext:value-type="string">
            <text:p>Sans</text:p>
          </table:table-cell>
          <table:table-cell table:style-name="ce28" office:value-type="string" calcext:value-type="string">
            <text:p>Bold</text:p>
          </table:table-cell>
          <table:table-cell table:style-name="ce28" table:number-columns-repeated="2"/>
          <table:table-cell table:style-name="ce28" office:value-type="string" calcext:value-type="string">
            <text:p>PS</text:p>
          </table:table-cell>
        </table:table-row>
        <table:table-row table:style-name="ro2">
          <table:table-cell table:style-name="ce5" office:value-type="string" calcext:value-type="string">
            <text:p>cl ( $)</text:p>
          </table:table-cell>
          <table:table-cell office:value-type="string" calcext:value-type="string">
            <text:p>S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hapter Label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1</text:p>
          </table:table-cell>
          <table:table-cell/>
          <table:table-cell office:value-type="string" calcext:value-type="string">
            <text:p>If exist, \c stays up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Bold</text:p>
          </table:table-cell>
          <table:table-cell/>
          <table:table-cell table:style-name="ce22"/>
          <table:table-cell office:value-type="string" calcext:value-type="string">
            <text:p>PS</text:p>
          </table:table-cell>
        </table:table-row>
        <table:table-row table:style-name="ro2">
          <table:table-cell table:style-name="ce5" office:value-type="string" calcext:value-type="string">
            <text:p>cp ( $)</text:p>
          </table:table-cell>
          <table:table-cell office:value-type="string" calcext:value-type="string">
            <text:p>S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Published Chapter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L1</text:p>
          </table:table-cell>
          <table:table-cell table:number-columns-repeated="2"/>
          <table:table-cell office:value-type="string" calcext:value-type="string">
            <text:p>Sans</text:p>
          </table:table-cell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PS</text:p>
          </table:table-cell>
        </table:table-row>
        <table:table-row table:style-name="ro2">
          <table:table-cell table:style-name="ce5" office:value-type="string" calcext:value-type="string">
            <text:p>v (.) ( $)</text:p>
          </table:table-cell>
          <table:table-cell office:value-type="string" calcext:value-type="string">
            <text:p>S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Verse Number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2</text:p>
          </table:table-cell>
          <table:table-cell/>
          <table:table-cell office:value-type="string" calcext:value-type="string">
            <text:p>1 word style</text:p>
          </table:table-cell>
          <table:table-cell office:value-type="string" calcext:value-type="string">
            <text:p>Cap Serif</text:p>
          </table:table-cell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PS</text:p>
          </table:table-cell>
        </table:table-row>
        <table:table-row table:style-name="ro2">
          <table:table-cell table:style-name="ce5" office:value-type="string" calcext:value-type="string">
            <text:p>vp ... vp* ( $)</text:p>
          </table:table-cell>
          <table:table-cell office:value-type="string" calcext:value-type="string">
            <text:p>S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Published Vers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5"/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When present replaces V</text:p>
          </table:table-cell>
          <table:table-cell office:value-type="string" calcext:value-type="string">
            <text:p>Cap Serif</text:p>
          </table:table-cell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CS</text:p>
          </table:table-cell>
        </table:table-row>
        <table:table-row table:style-name="ro2">
          <table:table-cell table:style-name="ce5" office:value-type="string" calcext:value-type="string">
            <text:p>// ... ($)</text:p>
          </table:table-cell>
          <table:table-cell office:value-type="string" calcext:value-type="string">
            <text:p>S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2"/>
          <table:table-cell table:number-columns-repeated="3"/>
          <table:table-cell office:value-type="string" calcext:value-type="string">
            <text:p>Optional breakpoint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st of Paragraph is nb space</text:p>
          </table:table-cell>
          <table:table-cell table:number-columns-repeated="2"/>
          <table:table-cell office:value-type="string" calcext:value-type="string">
            <text:p>modify spaces</text:p>
          </table:table-cell>
          <table:table-cell table:style-name="ce22"/>
          <table:table-cell office:value-type="string" calcext:value-type="string">
            <text:p>CS</text:p>
          </table:table-cell>
        </table:table-row>
        <table:table-row table:style-name="ro2">
          <table:table-cell table:style-name="ce5" office:value-type="string" calcext:value-type="string">
            <text:p>[{…}] ($)</text:p>
          </table:table-cell>
          <table:table-cell office:value-type="string" calcext:value-type="string">
            <text:p>S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2"/>
          <table:table-cell table:number-columns-repeated="3"/>
          <table:table-cell office:value-type="string" calcext:value-type="string">
            <text:p>Tag Variable Text Placement marker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Insert variable name here</text:p>
          </table:table-cell>
          <table:table-cell table:number-columns-repeated="3"/>
          <table:table-cell table:style-name="ce22"/>
          <table:table-cell office:value-type="string" calcext:value-type="string">
            <text:p>PS</text:p>
          </table:table-cell>
        </table:table-row>
        <table:table-row table:style-name="ro2">
          <table:table-cell table:style-name="ce5" office:value-type="string" calcext:value-type="string">
            <text:p>[[…]] ($)</text:p>
          </table:table-cell>
          <table:table-cell office:value-type="string" calcext:value-type="string">
            <text:p>S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2"/>
          <table:table-cell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Verse Text Placeholder</text:p>
          </table:table-cell>
          <table:table-cell table:style-name="ce22" table:number-columns-repeated="3"/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C1</text:p>
          </table:table-cell>
          <table:table-cell table:number-columns-repeated="5"/>
          <table:table-cell table:style-name="ce22"/>
          <table:table-cell office:value-type="string" calcext:value-type="string">
            <text:p>PS</text:p>
          </table:table-cell>
        </table:table-row>
        <table:table-row table:style-name="ro2">
          <table:table-cell table:style-name="ce5" office:value-type="string" calcext:value-type="string">
            <text:p>fig ... fig* ($)</text:p>
          </table:table-cell>
          <table:table-cell office:value-type="string" calcext:value-type="string">
            <text:p>S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Illustration (S/E)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Insert Illustration</text:p>
          </table:table-cell>
          <table:table-cell office:value-type="string" calcext:value-type="string">
            <text:p>Rem</text:p>
          </table:table-cell>
          <table:table-cell table:number-columns-repeated="2"/>
          <table:table-cell table:style-name="ce22"/>
          <table:table-cell office:value-type="string" calcext:value-type="string">
            <text:p>CS</text:p>
          </table:table-cell>
        </table:table-row>
        <table:table-row table:style-name="ro2">
          <table:table-cell table:style-name="ce5" office:value-type="string" calcext:value-type="string">
            <text:p>cat … cat* ($)</text:p>
          </table:table-cell>
          <table:table-cell office:value-type="string" calcext:value-type="string">
            <text:p>S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Category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5"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Private use area</text:p>
          </table:table-cell>
          <table:table-cell table:style-name="ce2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Complete list of WBTC Extras</text:p>
          </table:table-cell>
          <table:table-cell table:number-columns-repeated="3"/>
          <table:table-cell table:style-name="ce22"/>
          <table:table-cell office:value-type="string" calcext:value-type="string">
            <text:p>PS</text:p>
          </table:table-cell>
        </table:table-row>
        <table:table-row table:style-name="ro2">
          <table:table-cell table:style-name="ce5" office:value-type="string" calcext:value-type="string">
            <text:p>zpa-d</text:p>
          </table:table-cell>
          <table:table-cell office:value-type="string" calcext:value-type="string">
            <text:p>S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2"/>
          <table:table-cell table:number-columns-repeated="3"/>
          <table:table-cell office:value-type="string" calcext:value-type="string">
            <text:p>Publishing Assistant Description</text:p>
          </table:table-cell>
          <table:table-cell table:style-name="ce22" table:number-columns-repeated="3"/>
          <table:table-cell office:value-type="string" calcext:value-type="string">
            <text:p>S</text:p>
          </table:table-cell>
          <table:table-cell table:number-columns-repeated="10"/>
          <table:table-cell table:style-name="ce22"/>
          <table:table-cell office:value-type="string" calcext:value-type="string">
            <text:p>PS</text:p>
          </table:table-cell>
        </table:table-row>
        <table:table-row table:style-name="ro2">
          <table:table-cell table:style-name="ce5" office:value-type="string" calcext:value-type="string">
            <text:p>zpa-b</text:p>
          </table:table-cell>
          <table:table-cell office:value-type="string" calcext:value-type="string">
            <text:p>S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2"/>
          <table:table-cell table:number-columns-repeated="3"/>
          <table:table-cell office:value-type="string" calcext:value-type="string">
            <text:p>Publishing Assistant Book</text:p>
          </table:table-cell>
          <table:table-cell table:style-name="ce22" table:number-columns-repeated="3"/>
          <table:table-cell office:value-type="string" calcext:value-type="string">
            <text:p>S</text:p>
          </table:table-cell>
          <table:table-cell table:number-columns-repeated="10"/>
          <table:table-cell table:style-name="ce22"/>
          <table:table-cell office:value-type="string" calcext:value-type="string">
            <text:p>PS</text:p>
          </table:table-cell>
        </table:table-row>
        <table:table-row table:style-name="ro2">
          <table:table-cell table:style-name="ce5" office:value-type="string" calcext:value-type="string">
            <text:p>zpa-c</text:p>
          </table:table-cell>
          <table:table-cell office:value-type="string" calcext:value-type="string">
            <text:p>S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2"/>
          <table:table-cell table:number-columns-repeated="3"/>
          <table:table-cell office:value-type="string" calcext:value-type="string">
            <text:p>Publishing Assistand Chapter</text:p>
          </table:table-cell>
          <table:table-cell table:style-name="ce22" table:number-columns-repeated="3"/>
          <table:table-cell office:value-type="string" calcext:value-type="string">
            <text:p>S</text:p>
          </table:table-cell>
          <table:table-cell table:number-columns-repeated="10"/>
          <table:table-cell table:style-name="ce22"/>
          <table:table-cell office:value-type="string" calcext:value-type="string">
            <text:p>PS</text:p>
          </table:table-cell>
        </table:table-row>
        <table:table-row table:style-name="ro2">
          <table:table-cell table:style-name="ce6" office:value-type="string" calcext:value-type="string">
            <text:p>zpa-v</text:p>
          </table:table-cell>
          <table:table-cell table:style-name="ce18" office:value-type="string" calcext:value-type="string">
            <text:p>S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5" table:number-columns-repeated="4"/>
          <table:table-cell table:style-name="ce29" office:value-type="string" calcext:value-type="string">
            <text:p>Publishing Assistant Verse</text:p>
          </table:table-cell>
          <table:table-cell table:style-name="ce25" table:number-columns-repeated="3"/>
          <table:table-cell table:style-name="ce25" office:value-type="string" calcext:value-type="string">
            <text:p>S</text:p>
          </table:table-cell>
          <table:table-cell table:style-name="ce25" table:number-columns-repeated="6"/>
          <table:table-cell table:style-name="ce29" table:number-columns-repeated="4"/>
          <table:table-cell table:style-name="ce25"/>
          <table:table-cell table:style-name="ce29"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conc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BSOLETE Concordance division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cov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BSOLETE Cover division</text:p>
          </table:table-cell>
          <table:table-cell table:style-name="ce22" table:number-columns-repeated="3"/>
          <table:table-cell office:value-type="string" calcext:value-type="string">
            <text:p>S</text:p>
          </table:table-cell>
          <table:table-cell table:number-columns-repeated="7"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glo (&amp;)</text:p>
          </table:table-cell>
          <table:table-cell office:value-type="string" calcext:value-type="string">
            <text:p>Q</text:p>
          </table:table-cell>
          <table:table-cell table:style-name="ce23"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3"/>
          <table:table-cell office:value-type="string" calcext:value-type="string">
            <text:p>OBSOLETE Glossary division</text:p>
          </table:table-cell>
          <table:table-cell table:style-name="ce23" table:number-columns-repeated="3"/>
          <table:table-cell office:value-type="string" calcext:value-type="string">
            <text:p>S</text:p>
          </table:table-cell>
          <table:table-cell table:style-name="ce23" table:number-columns-repeated="6"/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h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eader text</text:p>
          </table:table-cell>
          <table:table-cell table:style-name="ce22" table:number-columns-repeated="3"/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TextVariable: paragraph</text:p>
          </table:table-cell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h0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iered Header text</text:p>
          </table:table-cell>
          <table:table-cell table:style-name="ce22" table:number-columns-repeated="3"/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extVariable: paragraph</text:p>
          </table:table-cell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h1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iered Header text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extVariable: paragraph</text:p>
          </table:table-cell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h2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iered Header text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extVariable: paragraph</text:p>
          </table:table-cell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h3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iered Header text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extVariable: paragraph</text:p>
          </table:table-cell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h4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iered Header text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extVariable: paragraph</text:p>
          </table:table-cell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h5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iered Header text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extVariable: paragraph</text:p>
          </table:table-cell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h6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iered Header text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extVariable: paragraph</text:p>
          </table:table-cell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h7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iered Header text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extVariable: paragraph</text:p>
          </table:table-cell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h8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iered Header text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extVariable: paragraph</text:p>
          </table:table-cell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h9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iered Header text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extVariable: paragraph</text:p>
          </table:table-cell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esb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udy Bible Sidebar Start</text:p>
          </table:table-cell>
          <table:table-cell table:style-name="ce22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esbe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udy Bible Sidebar End</text:p>
          </table:table-cell>
          <table:table-cell table:style-name="ce22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id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ject ID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/>
          <table:table-cell table:number-columns-repeated="2"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TextVariable: Custom</text:p>
          </table:table-cell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ide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ject encoding (UTF8)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/>
          <table:table-cell table:number-columns-repeated="2"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TextVariable: Custom</text:p>
          </table:table-cell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idx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BSOLETE Index division</text:p>
          </table:table-cell>
          <table:table-cell table:style-name="ce22"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intro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BSOLETE Introduction division</text:p>
          </table:table-cell>
          <table:table-cell table:style-name="ce22"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maps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BSOLETE Maps division</text:p>
          </table:table-cell>
          <table:table-cell table:style-name="ce22"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periph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ew section of Peripheral text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TextVariable: paragraph</text:p>
          </table:table-cell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pref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BSOLETE Preface division</text:p>
          </table:table-cell>
          <table:table-cell table:style-name="ce22"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pub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BSOLETE Publication division</text:p>
          </table:table-cell>
          <table:table-cell table:style-name="ce22"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pubinfo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BSOLETE Publication Information div</text:p>
          </table:table-cell>
          <table:table-cell table:style-name="ce22"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rem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FM notes (Remark)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/>
          <table:table-cell table:number-columns-repeated="2"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Rem</text:p>
          </table:table-cell>
          <table:table-cell/>
          <table:table-cell office:value-type="string" calcext:value-type="string">
            <text:p>Clear text</text:p>
          </table:table-cell>
          <table:table-cell office:value-type="string" calcext:value-type="string">
            <text:p>1% w, 0 leading</text:p>
          </table:table-cell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restore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store Information</text:p>
          </table:table-cell>
          <table:table-cell table:style-name="ce23"/>
          <table:table-cell table:style-name="ce22" table:number-columns-repeated="2"/>
          <table:table-cell table:number-columns-repeated="8"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spine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BSOLETE Spine</text:p>
          </table:table-cell>
          <table:table-cell table:style-name="ce22" table:number-columns-repeated="3"/>
          <table:table-cell table:number-columns-repeated="8"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sts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ject status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TextVariable: Custom</text:p>
          </table:table-cell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toc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able of Contents</text:p>
          </table:table-cell>
          <table:table-cell table:number-columns-repeated="3" table:style-name="ce22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toc0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iered Table of Contents Entry</text:p>
          </table:table-cell>
          <table:table-cell table:style-name="ce22" table:number-columns-repeated="3"/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toc1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iered Table of Contents Entry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toc2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iered Table of Contents Entry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toc3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iered Table of Contents Entry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toc4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iered Table of Contents Entry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toc5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iered Table of Contents Entry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toc6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iered Table of Contents Entry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toc7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iered Table of Contents Entry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toc8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iered Table of Contents Entry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7" office:value-type="string" calcext:value-type="string">
            <text:p>toc9 (&amp;)</text:p>
          </table:table-cell>
          <table:table-cell office:value-type="string" calcext:value-type="string">
            <text:p>Q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iered Table of Contents Entry</text:p>
          </table:table-cell>
          <table:table-cell table:style-name="ce22" table:number-columns-repeated="3"/>
          <table:table-cell table:number-columns-repeated="2"/>
          <table:table-cell table:number-columns-repeated="2"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8" office:value-type="string" calcext:value-type="string">
            <text:p>b</text:p>
          </table:table-cell>
          <table:table-cell table:style-name="ce16" office:value-type="string" calcext:value-type="string">
            <text:p>P</text:p>
          </table:table-cell>
          <table:table-cell table:style-name="ce24" table:number-columns-repeated="2"/>
          <table:table-cell table:style-name="ce19" office:value-type="float" office:value="1" calcext:value-type="float">
            <text:p>1</text:p>
          </table:table-cell>
          <table:table-cell table:style-name="ce24" table:number-columns-repeated="3"/>
          <table:table-cell table:style-name="ce28" office:value-type="string" calcext:value-type="string">
            <text:p>Blank Line</text:p>
          </table:table-cell>
          <table:table-cell table:style-name="ce31" office:value-type="float" office:value="33" calcext:value-type="float">
            <text:p>33</text:p>
          </table:table-cell>
          <table:table-cell table:number-columns-repeated="2" table:style-name="ce31" office:value-type="float" office:value="36" calcext:value-type="float">
            <text:p>36</text:p>
          </table:table-cell>
          <table:table-cell table:style-name="ce24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24"/>
          <table:table-cell table:style-name="ce24" office:value-type="string" calcext:value-type="string">
            <text:p>C1</text:p>
          </table:table-cell>
          <table:table-cell table:style-name="ce31" office:value-type="float" office:value="1" calcext:value-type="float">
            <text:p>1</text:p>
          </table:table-cell>
          <table:table-cell table:style-name="ce28"/>
          <table:table-cell table:style-name="ce28" office:value-type="string" calcext:value-type="string">
            <text:p>Rem</text:p>
          </table:table-cell>
          <table:table-cell table:style-name="ce28" table:number-columns-repeated="3"/>
          <table:table-cell table:style-name="ce28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b0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Blank Line</text:p>
          </table:table-cell>
          <table:table-cell table:style-name="ce22" table:number-columns-repeated="3"/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Blank Line</text:p>
          </table:table-cell>
          <table:table-cell table:style-name="ce22" table:number-columns-repeated="3"/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b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Blank Line</text:p>
          </table:table-cell>
          <table:table-cell table:style-name="ce22" table:number-columns-repeated="3"/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b3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Blank Line</text:p>
          </table:table-cell>
          <table:table-cell table:style-name="ce22" table:number-columns-repeated="3"/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b4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Blank Lin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b5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Blank Lin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b6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Blank Lin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b7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Blank Lin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b8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Blank Lin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b9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Blank Lin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hapter Description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s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cls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losing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irectives/Descriptive Tit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number-columns-repeated="2"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  <table:table-cell office:value-type="string" calcext:value-type="string">
            <text:p>MT</text:p>
          </table:table-cell>
          <table:table-cell office:value-type="string" calcext:value-type="string">
            <text:p>Italic</text:p>
          </table:table-cell>
          <table:table-cell table:number-columns-repeated="2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ef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udy footnote paragraph</text:p>
          </table:table-cell>
          <table:table-cell office:value-type="float" office:value="74" calcext:value-type="float">
            <text:p>74</text:p>
          </table:table-cell>
          <table:table-cell table:style-name="ce22" office:value-type="string" calcext:value-type="string">
            <text:p>D</text:p>
          </table:table-cell>
          <table:table-cell table:style-name="ce22"/>
          <table:table-cell table:number-columns-repeated="5"/>
          <table:table-cell office:value-type="string" calcext:value-type="string">
            <text:p>C4</text:p>
          </table:table-cell>
          <table:table-cell table:number-columns-repeated="2"/>
          <table:table-cell office:value-type="string" calcext:value-type="string">
            <text:p>Cap Sans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erq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udy Reflective Question Pargraph</text:p>
          </table:table-cell>
          <table:table-cell office:value-type="float" office:value="77" calcext:value-type="float">
            <text:p>77</text:p>
          </table:table-cell>
          <table:table-cell table:style-name="ce22" office:value-type="string" calcext:value-type="string">
            <text:p>D</text:p>
          </table:table-cell>
          <table:table-cell table:style-name="ce22"/>
          <table:table-cell table:number-columns-repeated="5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Sans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fp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ootnote new paragraph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Cap Sans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b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lank Line (Intro)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b0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Blank Line</text:p>
          </table:table-cell>
          <table:table-cell table:style-name="ce22" table:number-columns-repeated="3"/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b1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Blank Line</text:p>
          </table:table-cell>
          <table:table-cell table:style-name="ce22" table:number-columns-repeated="3"/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b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Blank Line</text:p>
          </table:table-cell>
          <table:table-cell table:style-name="ce22" table:number-columns-repeated="3"/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b3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Blank Line</text:p>
          </table:table-cell>
          <table:table-cell table:style-name="ce22" table:number-columns-repeated="3"/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b4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Blank Lin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b5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Blank Lin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b6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Blank Lin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b7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Blank Lin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b8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Blank Lin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b9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Blank Lin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C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e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ntro End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e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xplanation/Bridge (intro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li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ist (intro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li0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List (intro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li1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List (intro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li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List (intro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li3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List (intro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li4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List (intro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li5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List (intro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li6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List (intro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li7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List (intro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li8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List (intro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li9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List (intro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m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argin Paragraph (intro)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mi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ndented Margin Paragraph (intro)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mq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ndented Margin Quote Par (intro)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mt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ajor Title (intro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MT</text:p>
          </table:table-cell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mt0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Title (intro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mt1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Title (intro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mt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Title (intro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mt3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Title (intro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mt4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Title (intro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mt5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Title (intro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mt6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Title (intro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mt7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Title (intro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mt8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Title (intro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mt9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Title (intro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mte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ajor Title (end of the intro)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mte0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Title (end of the intro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mte1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Title (end of the intro)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mte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Title (end of the intro)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mte3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Title (end of the intro)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mte4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Title (end of the intro)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mte5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Title (end of the intro)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mte6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Title (end of the intro)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mte7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Title (end of the intro)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mte8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Title (end of the intro)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mte9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Title (end of the intro)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o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tline level (intro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K1</text:p>
          </table:table-cell>
          <table:table-cell/>
          <table:table-cell office:value-type="string" calcext:value-type="string">
            <text:p>Numbered list?</text:p>
          </table:table-cell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o0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Outline level (intro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o1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Outline level (intro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o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Outline level (intro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o3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Outline level (intro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o4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Outline level (intro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o5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Outline level (intro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o6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Outline level (intro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o7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Outline level (intro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o8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Outline level (intro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o9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Outline level (intro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ot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tline Title (Intro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K4</text:p>
          </table:table-cell>
          <table:table-cell table:number-columns-repeated="2"/>
          <table:table-cell office:value-type="string" calcext:value-type="string">
            <text:p>San</text:p>
          </table:table-cell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p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agraph (Intro)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pi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ndented Paragraph (Intro)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pq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ndented Quote Paragraph (Intro)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pr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ight align Paragraph (Intro)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q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oetry (Intro)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q0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Poetry (Intro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q1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Poetry (Intro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q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Poetry (Intro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q3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Poetry (Intro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q4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Poetry (Intro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q5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Poetry (Intro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q6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Poetry (Intro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q7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Poetry (Intro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q8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Poetry (Intro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q9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Poetry (Intro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s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ection Title (Intro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K4</text:p>
          </table:table-cell>
          <table:table-cell table:number-columns-repeated="2"/>
          <table:table-cell office:value-type="string" calcext:value-type="string">
            <text:p>MT</text:p>
          </table:table-cell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s0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Section Title (Intro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4</text:p>
          </table:table-cell>
          <table:table-cell table:number-columns-repeated="2"/>
          <table:table-cell office:value-type="string" calcext:value-type="string">
            <text:p>MT</text:p>
          </table:table-cell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s1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Section Title (Intro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K4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s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Section Title (Intro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K4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s3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Section Title (Intro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K4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s4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Section Title (Intro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K4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s5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Section Title (Intro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K4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s6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Section Title (Intro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K4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s7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Section Title (Intro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K4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s8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Section Title (Intro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K4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is9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Section Title (Intro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K4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Keyword Paragraph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k0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Keyword Tiered paragraph (concordance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k1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Keyword Tiered paragraph (concordance)</text:p>
          </table:table-cell>
          <table:table-cell table:style-name="ce22" table:number-columns-repeated="3"/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k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Keyword Tiered paragraph (concordance)</text:p>
          </table:table-cell>
          <table:table-cell table:style-name="ce22" table:number-columns-repeated="3"/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k3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Keyword Tiered paragraph (concordance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k4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Keyword Tiered paragraph (concordance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k5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Keyword Tiered paragraph (concordance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k6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Keyword Tiered paragraph (concordance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k7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Keyword Tiered paragraph (concordance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k8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Keyword Tiered paragraph (concordance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k9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Keyword Tiered paragraph (concordance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an</text:p>
          </table:table-cell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li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ist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li0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List</text:p>
          </table:table-cell>
          <table:table-cell table:style-name="ce22" table:number-columns-repeated="3"/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li1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List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S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li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List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S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li3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List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li4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List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li5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List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li6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List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li7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List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li8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List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li9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List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lii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ist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li0i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List</text:p>
          </table:table-cell>
          <table:table-cell table:style-name="ce22" table:number-columns-repeated="3"/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li1i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List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S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li2i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List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S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li3i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List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li4i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List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li5i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List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li6i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List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li7i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List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li8i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List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li9i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List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lit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iturgical Note/comment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office:value-type="string" calcext:value-type="string">
            <text:p>Bold</text:p>
          </table:table-cell>
          <table:table-cell/>
          <table:table-cell office:value-type="string" calcext:value-type="string">
            <text:p>Right Aligned (shift-Tab)</text:p>
          </table:table-cell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lush Left (Margin) Paragraph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i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ndented flush left Paragraph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r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ference List at major Section poin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s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ajor Section Tit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s0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Section Titl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s1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Section Tit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S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s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Section Tit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S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s3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Section Tit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s4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Section Tit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s5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Section Tit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s6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Section Tit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s7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Section Tit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s8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Section Tit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s9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Section Tit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t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ajor Tit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t0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Title</text:p>
          </table:table-cell>
          <table:table-cell table:style-name="ce22" table:number-columns-repeated="3"/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t1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Tit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t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Tit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t3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Tit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t4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Tit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t5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Tit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  <table:table-cell table:number-columns-repeated="2"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t6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Tit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  <table:table-cell table:number-columns-repeated="2"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t7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Tit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  <table:table-cell table:number-columns-repeated="2"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t8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Tit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  <table:table-cell table:number-columns-repeated="2"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t9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Major Tit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  <table:table-cell table:number-columns-repeated="2"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te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nd Tit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te0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End Titl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Rem</text:p>
          </table:table-cell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te1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End Tit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te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End Tit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te3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End Tit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te4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End Tit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te5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End Tit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te6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End Tit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te7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End Tit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te8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End Tit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mte9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End span collumn to balance collumn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nb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o break (no whitespace) Paragraph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S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agraph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0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ront/Back Tiered Paragraph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1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ront/Back Tiered Paragraph</text:p>
          </table:table-cell>
          <table:table-cell table:style-name="ce22" table:number-columns-repeated="3"/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ront/Back Tiered Paragraph</text:p>
          </table:table-cell>
          <table:table-cell table:style-name="ce22" table:number-columns-repeated="3"/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3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ront/Back Tiered Paragraph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4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ront/Back Tiered Paragraph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5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ront/Back Tiered Paragraph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6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ront/Back Tiered Paragraph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7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ront/Back Tiered Paragraph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8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ront/Back Tiered Paragraph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9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ront/Back Tiered Paragraph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b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ge Break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c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entered Paragraph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h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nging indent paragraph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h0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Hanging Indent Paragraph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style-name="ce22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h1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Hanging Indent Paragraph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h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Hanging Indent Paragraph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h3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Hanging Indent Paragraph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h4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Hanging Indent Paragraph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h5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Hanging Indent Paragraph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h6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Hanging Indent Paragraph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h7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Hanging Indent Paragraph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h8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Hanging Indent Paragraph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h9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Hanging Indent Paragraph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i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ndented Paragraph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i0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indented Paragraph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i1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indented Paragraph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i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indented Paragraph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i3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indented Paragraph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i4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indented Paragraph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i5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indented Paragraph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i6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indented Paragraph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i7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indented Paragraph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i8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indented Paragraph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i9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indented Paragraph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m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mbedded Paragraph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mc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mbedded Text Closing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mo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mbedded Flush left Paragraph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mr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mbedded Flush right paragraph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r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ight Aligned Paragraph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agraph – No Break</text:p>
          </table:table-cell>
          <table:table-cell table:style-name="ce22"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si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agraph – Indented No Break</text:p>
          </table:table-cell>
          <table:table-cell table:style-name="ce22"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ine of Poetry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q0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Poetry Lin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Poetry Lin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S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Poetry Lin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S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Poetry Lin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q4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Poetry Lin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q5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Poetry Lin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q6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Poetry Lin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q7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Poetry Lin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q8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Poetry Lin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q9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Poetry Lin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qa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crostic Heading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2"/>
          <table:table-cell office:value-type="string" calcext:value-type="string">
            <text:p>MT</text:p>
          </table:table-cell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qc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oetry Centered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qm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mbedded Poetry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qm0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Embedded Poetry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qm1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Embedded Poetry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qm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Embedded Poetry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qm3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Embedded Poetry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qm4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Embedded Poetry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qm5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Embedded Poetry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qm6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Embedded Poetry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qm7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Embedded Poetry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qm8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Embedded Poetry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qm9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Embedded Poetry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qr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oetry Right Aligned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allel Passage at section Tit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ection Tit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s0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Section Title</text:p>
          </table:table-cell>
          <table:table-cell table:style-name="ce22" table:number-columns-repeated="3"/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Section Tit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s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Section Tit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s3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Section Tit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s4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Section Tit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s5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Section Tit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s6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Section Tit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Section Tit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s8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Section Tit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s9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Tiered Section Tit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sp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peaker Identification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sr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ection Verse Rang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4</text:p>
          </table:table-cell>
          <table:table-cell table:number-columns-repeated="2"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tr</text:p>
          </table:table-cell>
          <table:table-cell office:value-type="string" calcext:value-type="string">
            <text:p>P</text:p>
          </table:table-cell>
          <table:table-cell table:style-name="ce23" table:number-columns-repeated="2"/>
          <table:table-cell office:value-type="float" office:value="1" calcext:value-type="float">
            <text:p>1</text:p>
          </table:table-cell>
          <table:table-cell table:style-name="ce23" table:number-columns-repeated="3"/>
          <table:table-cell office:value-type="string" calcext:value-type="string">
            <text:p>New Table (row)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table:style-name="ce23" table:number-columns-repeated="2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1</text:p>
          </table:table-cell>
          <table:table-cell table:style-name="ce23"/>
          <table:table-cell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tr0</text:p>
          </table:table-cell>
          <table:table-cell office:value-type="string" calcext:value-type="string">
            <text:p>P</text:p>
          </table:table-cell>
          <table:table-cell table:style-name="ce23" table:number-columns-repeated="2"/>
          <table:table-cell office:value-type="float" office:value="1" calcext:value-type="float">
            <text:p>1</text:p>
          </table:table-cell>
          <table:table-cell table:style-name="ce23" table:number-columns-repeated="3"/>
          <table:table-cell office:value-type="string" calcext:value-type="string">
            <text:p>New Table (row)</text:p>
          </table:table-cell>
          <table:table-cell table:style-name="ce23" table:number-columns-repeated="8"/>
          <table:table-cell office:value-type="string" calcext:value-type="string">
            <text:p>K1</text:p>
          </table:table-cell>
          <table:table-cell table:style-name="ce23"/>
          <table:table-cell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tr1</text:p>
          </table:table-cell>
          <table:table-cell office:value-type="string" calcext:value-type="string">
            <text:p>P</text:p>
          </table:table-cell>
          <table:table-cell table:style-name="ce23" table:number-columns-repeated="2"/>
          <table:table-cell office:value-type="float" office:value="1" calcext:value-type="float">
            <text:p>1</text:p>
          </table:table-cell>
          <table:table-cell table:style-name="ce23" table:number-columns-repeated="3"/>
          <table:table-cell office:value-type="string" calcext:value-type="string">
            <text:p>New Table (row)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table:style-name="ce23" table:number-columns-repeated="2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1</text:p>
          </table:table-cell>
          <table:table-cell table:style-name="ce23"/>
          <table:table-cell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tr2</text:p>
          </table:table-cell>
          <table:table-cell office:value-type="string" calcext:value-type="string">
            <text:p>P</text:p>
          </table:table-cell>
          <table:table-cell table:style-name="ce23" table:number-columns-repeated="2"/>
          <table:table-cell office:value-type="float" office:value="1" calcext:value-type="float">
            <text:p>1</text:p>
          </table:table-cell>
          <table:table-cell table:style-name="ce23" table:number-columns-repeated="3"/>
          <table:table-cell office:value-type="string" calcext:value-type="string">
            <text:p>New Table (row)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table:style-name="ce23" table:number-columns-repeated="2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1</text:p>
          </table:table-cell>
          <table:table-cell table:style-name="ce23"/>
          <table:table-cell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tr3</text:p>
          </table:table-cell>
          <table:table-cell office:value-type="string" calcext:value-type="string">
            <text:p>P</text:p>
          </table:table-cell>
          <table:table-cell table:style-name="ce23" table:number-columns-repeated="2"/>
          <table:table-cell office:value-type="float" office:value="1" calcext:value-type="float">
            <text:p>1</text:p>
          </table:table-cell>
          <table:table-cell table:style-name="ce23" table:number-columns-repeated="3"/>
          <table:table-cell office:value-type="string" calcext:value-type="string">
            <text:p>New Table (row)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table:style-name="ce23" table:number-columns-repeated="2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1</text:p>
          </table:table-cell>
          <table:table-cell table:style-name="ce23"/>
          <table:table-cell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tr4</text:p>
          </table:table-cell>
          <table:table-cell office:value-type="string" calcext:value-type="string">
            <text:p>P</text:p>
          </table:table-cell>
          <table:table-cell table:style-name="ce23" table:number-columns-repeated="2"/>
          <table:table-cell office:value-type="float" office:value="1" calcext:value-type="float">
            <text:p>1</text:p>
          </table:table-cell>
          <table:table-cell table:style-name="ce23" table:number-columns-repeated="3"/>
          <table:table-cell office:value-type="string" calcext:value-type="string">
            <text:p>New Table (row)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table:style-name="ce23" table:number-columns-repeated="2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1</text:p>
          </table:table-cell>
          <table:table-cell table:style-name="ce23"/>
          <table:table-cell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tr5</text:p>
          </table:table-cell>
          <table:table-cell office:value-type="string" calcext:value-type="string">
            <text:p>P</text:p>
          </table:table-cell>
          <table:table-cell table:style-name="ce23" table:number-columns-repeated="2"/>
          <table:table-cell office:value-type="float" office:value="1" calcext:value-type="float">
            <text:p>1</text:p>
          </table:table-cell>
          <table:table-cell table:style-name="ce23" table:number-columns-repeated="3"/>
          <table:table-cell office:value-type="string" calcext:value-type="string">
            <text:p>New Table (row)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table:style-name="ce23" table:number-columns-repeated="2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1</text:p>
          </table:table-cell>
          <table:table-cell table:style-name="ce23"/>
          <table:table-cell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tr6</text:p>
          </table:table-cell>
          <table:table-cell office:value-type="string" calcext:value-type="string">
            <text:p>P</text:p>
          </table:table-cell>
          <table:table-cell table:style-name="ce23" table:number-columns-repeated="2"/>
          <table:table-cell office:value-type="float" office:value="1" calcext:value-type="float">
            <text:p>1</text:p>
          </table:table-cell>
          <table:table-cell table:style-name="ce23" table:number-columns-repeated="3"/>
          <table:table-cell office:value-type="string" calcext:value-type="string">
            <text:p>New Table (row)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table:style-name="ce23" table:number-columns-repeated="2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1</text:p>
          </table:table-cell>
          <table:table-cell table:style-name="ce23"/>
          <table:table-cell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tr7</text:p>
          </table:table-cell>
          <table:table-cell office:value-type="string" calcext:value-type="string">
            <text:p>P</text:p>
          </table:table-cell>
          <table:table-cell table:style-name="ce23" table:number-columns-repeated="2"/>
          <table:table-cell office:value-type="float" office:value="1" calcext:value-type="float">
            <text:p>1</text:p>
          </table:table-cell>
          <table:table-cell table:style-name="ce23" table:number-columns-repeated="3"/>
          <table:table-cell office:value-type="string" calcext:value-type="string">
            <text:p>New Table (row)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table:style-name="ce23" table:number-columns-repeated="2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1</text:p>
          </table:table-cell>
          <table:table-cell table:style-name="ce23"/>
          <table:table-cell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tr8</text:p>
          </table:table-cell>
          <table:table-cell office:value-type="string" calcext:value-type="string">
            <text:p>P</text:p>
          </table:table-cell>
          <table:table-cell table:style-name="ce23" table:number-columns-repeated="2"/>
          <table:table-cell office:value-type="float" office:value="1" calcext:value-type="float">
            <text:p>1</text:p>
          </table:table-cell>
          <table:table-cell table:style-name="ce23" table:number-columns-repeated="3"/>
          <table:table-cell office:value-type="string" calcext:value-type="string">
            <text:p>New Table (row)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table:style-name="ce23" table:number-columns-repeated="2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1</text:p>
          </table:table-cell>
          <table:table-cell table:style-name="ce23"/>
          <table:table-cell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tr9</text:p>
          </table:table-cell>
          <table:table-cell office:value-type="string" calcext:value-type="string">
            <text:p>P</text:p>
          </table:table-cell>
          <table:table-cell table:style-name="ce23" table:number-columns-repeated="2"/>
          <table:table-cell office:value-type="float" office:value="1" calcext:value-type="float">
            <text:p>1</text:p>
          </table:table-cell>
          <table:table-cell table:style-name="ce23" table:number-columns-repeated="3"/>
          <table:table-cell office:value-type="string" calcext:value-type="string">
            <text:p>New Table (row)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table:style-name="ce23" table:number-columns-repeated="2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K1</text:p>
          </table:table-cell>
          <table:table-cell table:style-name="ce23"/>
          <table:table-cell/>
          <table:table-cell office:value-type="string" calcext:value-type="string">
            <text:p>Serif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xtSee</text:p>
          </table:table-cell>
          <table:table-cell office:value-type="string" calcext:value-type="string">
            <text:p>P</text:p>
          </table:table-cell>
          <table:table-cell table:style-name="ce23" table:number-columns-repeated="2"/>
          <table:table-cell office:value-type="float" office:value="1" calcext:value-type="float">
            <text:p>1</text:p>
          </table:table-cell>
          <table:table-cell table:style-name="ce23" table:number-columns-repeated="3"/>
          <table:table-cell office:value-type="string" calcext:value-type="string">
            <text:p>See other listing paragraph</text:p>
          </table:table-cell>
          <table:table-cell table:style-name="ce23" table:number-columns-repeated="8"/>
          <table:table-cell office:value-type="string" calcext:value-type="string">
            <text:p>K4</text:p>
          </table:table-cell>
          <table:table-cell table:style-name="ce23"/>
          <table:table-cell/>
          <table:table-cell office:value-type="string" calcext:value-type="string">
            <text:p>San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10" office:value-type="string" calcext:value-type="string">
            <text:p>xtSeeAlso</text:p>
          </table:table-cell>
          <table:table-cell table:style-name="ce18" office:value-type="string" calcext:value-type="string">
            <text:p>P</text:p>
          </table:table-cell>
          <table:table-cell table:style-name="ce25" table:number-columns-repeated="2"/>
          <table:table-cell table:style-name="ce21" office:value-type="float" office:value="1" calcext:value-type="float">
            <text:p>1</text:p>
          </table:table-cell>
          <table:table-cell table:style-name="ce25" table:number-columns-repeated="3"/>
          <table:table-cell table:style-name="ce29" office:value-type="string" calcext:value-type="string">
            <text:p>See other listing paragraph</text:p>
          </table:table-cell>
          <table:table-cell table:style-name="ce29" table:number-columns-repeated="3"/>
          <table:table-cell table:style-name="ce25" table:number-columns-repeated="3"/>
          <table:table-cell table:style-name="ce32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K4</text:p>
          </table:table-cell>
          <table:table-cell table:style-name="ce25"/>
          <table:table-cell table:style-name="ce29"/>
          <table:table-cell table:style-name="ce29" office:value-type="string" calcext:value-type="string">
            <text:p>San</text:p>
          </table:table-cell>
          <table:table-cell table:style-name="ce29" table:number-columns-repeated="3"/>
          <table:table-cell table:style-name="ce29" office:value-type="string" calcext:value-type="string">
            <text:p>PS</text:p>
          </table:table-cell>
        </table:table-row>
        <table:table-row table:style-name="ro2">
          <table:table-cell table:style-name="ce11" office:value-type="string" calcext:value-type="string">
            <text:p>ex … ex*</text:p>
          </table:table-cell>
          <table:table-cell table:style-name="ce16" office:value-type="string" calcext:value-type="string">
            <text:p>F</text:p>
          </table:table-cell>
          <table:table-cell table:style-name="ce24" table:number-columns-repeated="3"/>
          <table:table-cell table:style-name="ce19" office:value-type="float" office:value="1" calcext:value-type="float">
            <text:p>1</text:p>
          </table:table-cell>
          <table:table-cell table:style-name="ce24" table:number-columns-repeated="2"/>
          <table:table-cell table:style-name="ce28" office:value-type="string" calcext:value-type="string">
            <text:p>Study Bible Cross Reference (S/E)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85" calcext:value-type="float">
            <text:p>85</text:p>
          </table:table-cell>
          <table:table-cell table:style-name="ce24" table:number-columns-repeated="5"/>
          <table:table-cell table:style-name="ce24" office:value-type="string" calcext:value-type="string">
            <text:p>C4</text:p>
          </table:table-cell>
          <table:table-cell table:style-name="ce24"/>
          <table:table-cell table:style-name="ce28" office:value-type="string" calcext:value-type="string">
            <text:p>Convert to Footnote</text:p>
          </table:table-cell>
          <table:table-cell table:style-name="ce28" office:value-type="string" calcext:value-type="string">
            <text:p>Cap Sans</text:p>
          </table:table-cell>
          <table:table-cell table:style-name="ce28" table:number-columns-repeated="3"/>
          <table:table-cell table:style-name="ce28" office:value-type="string" calcext:value-type="string">
            <text:p>PS</text:p>
          </table:table-cell>
        </table:table-row>
        <table:table-row table:style-name="ro2">
          <table:table-cell table:style-name="ce12" office:value-type="string" calcext:value-type="string">
            <text:p>ef … ef*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22"/>
          <table:table-cell table:style-name="ce20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udy Bible Extended Footnote (SE)</text:p>
          </table:table-cell>
          <table:table-cell table:style-name="ce22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Convert to Footnote</text:p>
          </table:table-cell>
          <table:table-cell office:value-type="string" calcext:value-type="string">
            <text:p>Cap Sans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12" office:value-type="string" calcext:value-type="string">
            <text:p>f … f*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22"/>
          <table:table-cell table:style-name="ce20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ootnote (S/E)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/>
          <table:table-cell table:number-columns-repeated="2"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Convert to Footnote</text:p>
          </table:table-cell>
          <table:table-cell office:value-type="string" calcext:value-type="string">
            <text:p>Cap Sans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12" office:value-type="string" calcext:value-type="string">
            <text:p>fc … fc*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22"/>
          <table:table-cell table:style-name="ce20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ootnote (S/E)</text:p>
          </table:table-cell>
          <table:table-cell table:style-name="ce22" table:number-columns-repeated="3"/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Convert to Footnote</text:p>
          </table:table-cell>
          <table:table-cell office:value-type="string" calcext:value-type="string">
            <text:p>Cap Sans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12" office:value-type="string" calcext:value-type="string">
            <text:p>fdc … fdc*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22"/>
          <table:table-cell table:style-name="ce20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C Footnotes (S/E)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5"/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Convert to footnote (exclude if not DC)</text:p>
          </table:table-cell>
          <table:table-cell office:value-type="string" calcext:value-type="string">
            <text:p>Cap Sans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12" office:value-type="string" calcext:value-type="string">
            <text:p>fe … fe*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22"/>
          <table:table-cell table:style-name="ce20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ndnote (S/E)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5"/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Convert to Footnote</text:p>
          </table:table-cell>
          <table:table-cell office:value-type="string" calcext:value-type="string">
            <text:p>Cap Sans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12" office:value-type="string" calcext:value-type="string">
            <text:p>x … x*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22"/>
          <table:table-cell table:style-name="ce20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oss Reference (S/E)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/>
          <table:table-cell table:number-columns-repeated="2"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Convert to footnote</text:p>
          </table:table-cell>
          <table:table-cell office:value-type="string" calcext:value-type="string">
            <text:p>Cap Sans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12" office:value-type="string" calcext:value-type="string">
            <text:p>xdc … xdc*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22"/>
          <table:table-cell table:style-name="ce20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oss Reference (S/E) to DC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5"/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Convert to footnote</text:p>
          </table:table-cell>
          <table:table-cell office:value-type="string" calcext:value-type="string">
            <text:p>Cap Sans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12" office:value-type="string" calcext:value-type="string">
            <text:p>xnt … xnt*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22"/>
          <table:table-cell table:style-name="ce20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oss Reference (S/E) to NT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5"/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Convert to footnote</text:p>
          </table:table-cell>
          <table:table-cell office:value-type="string" calcext:value-type="string">
            <text:p>Cap Sans</text:p>
          </table:table-cell>
          <table:table-cell table:number-columns-repeated="3"/>
          <table:table-cell office:value-type="string" calcext:value-type="string">
            <text:p>PS</text:p>
          </table:table-cell>
        </table:table-row>
        <table:table-row table:style-name="ro2">
          <table:table-cell table:style-name="ce13" office:value-type="string" calcext:value-type="string">
            <text:p>xot … xot*</text:p>
          </table:table-cell>
          <table:table-cell table:style-name="ce18" office:value-type="string" calcext:value-type="string">
            <text:p>F</text:p>
          </table:table-cell>
          <table:table-cell table:style-name="ce25" table:number-columns-repeated="3"/>
          <table:table-cell table:style-name="ce21" office:value-type="float" office:value="1" calcext:value-type="float">
            <text:p>1</text:p>
          </table:table-cell>
          <table:table-cell table:style-name="ce25" table:number-columns-repeated="2"/>
          <table:table-cell table:style-name="ce29" office:value-type="string" calcext:value-type="string">
            <text:p>Cross Reference (S/E) to OT</text:p>
          </table:table-cell>
          <table:table-cell table:style-name="ce32" office:value-type="float" office:value="46" calcext:value-type="float">
            <text:p>46</text:p>
          </table:table-cell>
          <table:table-cell table:number-columns-repeated="2" table:style-name="ce32" office:value-type="float" office:value="49" calcext:value-type="float">
            <text:p>49</text:p>
          </table:table-cell>
          <table:table-cell table:style-name="ce25" table:number-columns-repeated="5"/>
          <table:table-cell table:style-name="ce25" office:value-type="string" calcext:value-type="string">
            <text:p>C4</text:p>
          </table:table-cell>
          <table:table-cell table:style-name="ce25"/>
          <table:table-cell table:style-name="ce29" office:value-type="string" calcext:value-type="string">
            <text:p>Convert to footnote</text:p>
          </table:table-cell>
          <table:table-cell table:style-name="ce29" office:value-type="string" calcext:value-type="string">
            <text:p>Cap Sans</text:p>
          </table:table-cell>
          <table:table-cell table:style-name="ce29" table:number-columns-repeated="3"/>
          <table:table-cell table:style-name="ce29" office:value-type="string" calcext:value-type="string">
            <text:p>PS</text:p>
          </table:table-cell>
        </table:table-row>
        <table:table-row table:style-name="ro2">
          <table:table-cell table:style-name="ce14" office:value-type="string" calcext:value-type="string">
            <text:p>_ […]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Styled space after verse</text:p>
          </table:table-cell>
          <table:table-cell office:value-type="float" office:value="25" calcext:value-type="float">
            <text:p>25</text:p>
          </table:table-cell>
          <table:table-cell table:style-name="ce22" table:number-columns-repeated="2"/>
          <table:table-cell table:number-columns-repeated="10"/>
          <table:table-cell office:value-type="string" calcext:value-type="string">
            <text:p>50% width</text:p>
          </table:table-cell>
          <table:table-cell/>
          <table:table-cell office:value-type="string" calcext:value-type="string">
            <text:p>PS</text:p>
          </table:table-cell>
        </table:table-row>
        <table:table-row table:style-name="ro2">
          <table:table-cell table:style-name="ce14" office:value-type="string" calcext:value-type="string">
            <text:p>- [ ... ]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Footnote marker style (invisible)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8"/>
          <table:table-cell office:value-type="string" calcext:value-type="string">
            <text:p>Rem</text:p>
          </table:table-cell>
          <table:table-cell table:number-columns-repeated="3"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+ [ ... ]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Footnote marker style (visible)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8"/>
          <table:table-cell office:value-type="string" calcext:value-type="string">
            <text:p>Cap Sans</text:p>
          </table:table-cell>
          <table:table-cell/>
          <table:table-cell office:value-type="string" calcext:value-type="string">
            <text:p>Super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~ [ ... ]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Non-breaking space Character</text:p>
          </table:table-cell>
          <table:table-cell table:style-name="ce22" table:number-columns-repeated="3"/>
          <table:table-cell table:number-columns-repeated="7"/>
          <table:table-cell office:value-type="string" calcext:value-type="string">
            <text:p>Replace with nbsp</text:p>
          </table:table-cell>
          <table:table-cell table:number-columns-repeated="4"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add ... add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Added word(s)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table:number-columns-repeated="3"/>
          <table:table-cell office:value-type="string" calcext:value-type="string">
            <text:p>Italic</text:p>
          </table:table-cell>
          <table:table-cell/>
          <table:table-cell office:value-type="string" calcext:value-type="string">
            <text:p>Bracket</text:p>
          </table:table-cell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bd ... bd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Bold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4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L3</text:p>
          </table:table-cell>
          <table:table-cell table:number-columns-repeated="3"/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bdit ... bdit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Bold Italics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4"/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L4</text:p>
          </table:table-cell>
          <table:table-cell table:number-columns-repeated="3"/>
          <table:table-cell office:value-type="string" calcext:value-type="string">
            <text:p>Bold Italic</text:p>
          </table:table-cell>
          <table:table-cell table:number-columns-repeated="2"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bk ... bk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Book Title (quoted elsewhere)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table:number-columns-repeated="3"/>
          <table:table-cell office:value-type="string" calcext:value-type="string">
            <text:p>Italic</text:p>
          </table:table-cell>
          <table:table-cell table:number-columns-repeated="2"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ca … ca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Alternate Chapter Number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L3</text:p>
          </table:table-cell>
          <table:table-cell table:number-columns-repeated="2"/>
          <table:table-cell office:value-type="string" calcext:value-type="string">
            <text:p>San</text:p>
          </table:table-cell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PS</text:p>
          </table:table-cell>
        </table:table-row>
        <table:table-row table:style-name="ro2">
          <table:table-cell table:style-name="ce14" office:value-type="string" calcext:value-type="string">
            <text:p>dc ... dc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DC Text (in body text)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5"/>
          <table:table-cell office:value-type="string" calcext:value-type="string">
            <text:p>L2</text:p>
          </table:table-cell>
          <table:table-cell table:number-columns-repeated="3"/>
          <table:table-cell office:value-type="string" calcext:value-type="string">
            <text:p>Regular</text:p>
          </table:table-cell>
          <table:table-cell/>
          <table:table-cell office:value-type="string" calcext:value-type="string">
            <text:p>Bracket</text:p>
          </table:table-cell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em ... em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Emphasis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5"/>
          <table:table-cell office:value-type="string" calcext:value-type="string">
            <text:p>L4</text:p>
          </table:table-cell>
          <table:table-cell table:number-columns-repeated="3"/>
          <table:table-cell office:value-type="string" calcext:value-type="string">
            <text:p>Bold Italic</text:p>
          </table:table-cell>
          <table:table-cell table:number-columns-repeated="2"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fk ... fk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Footnote Keyword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/>
          <table:table-cell table:number-columns-repeated="3" table:style-name="ce26" office:value-type="float" office:value="1" calcext:value-type="float">
            <text:p>1</text:p>
          </table:table-cell>
          <table:table-cell office:value-type="string" calcext:value-type="string">
            <text:p>L3</text:p>
          </table:table-cell>
          <table:table-cell table:number-columns-repeated="3"/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fl ... fl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Footnote Label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/>
          <table:table-cell office:value-type="string" calcext:value-type="string">
            <text:p>L3</text:p>
          </table:table-cell>
          <table:table-cell table:number-columns-repeated="3"/>
          <table:table-cell office:value-type="string" calcext:value-type="string">
            <text:p>Bold Italic</text:p>
          </table:table-cell>
          <table:table-cell table:number-columns-repeated="2"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fm ... fm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Fake Footnote Marker (in body text)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5"/>
          <table:table-cell office:value-type="string" calcext:value-type="string">
            <text:p>L3</text:p>
          </table:table-cell>
          <table:table-cell table:number-columns-repeated="3"/>
          <table:table-cell office:value-type="string" calcext:value-type="string">
            <text:p>Bold</text:p>
          </table:table-cell>
          <table:table-cell office:value-type="string" calcext:value-type="string">
            <text:p>Super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fp ... fp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Footnote new paragraph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/>
          <table:table-cell office:value-type="string" calcext:value-type="string">
            <text:p>L1</text:p>
          </table:table-cell>
          <table:table-cell table:number-columns-repeated="2"/>
          <table:table-cell office:value-type="string" calcext:value-type="string">
            <text:p>Cap Sans</text:p>
          </table:table-cell>
          <table:table-cell office:value-type="string" calcext:value-type="string">
            <text:p>Regular</text:p>
          </table:table-cell>
          <table:table-cell table:number-columns-repeated="2"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fq ... fq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Footnote Quotation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/>
          <table:table-cell office:value-type="string" calcext:value-type="string">
            <text:p>L2</text:p>
          </table:table-cell>
          <table:table-cell table:number-columns-repeated="3"/>
          <table:table-cell office:value-type="string" calcext:value-type="string">
            <text:p>Italic</text:p>
          </table:table-cell>
          <table:table-cell table:number-columns-repeated="2"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fqa ... fqa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Footnote Alternate Quot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2</text:p>
          </table:table-cell>
          <table:table-cell table:number-columns-repeated="3"/>
          <table:table-cell office:value-type="string" calcext:value-type="string">
            <text:p>Italic</text:p>
          </table:table-cell>
          <table:table-cell table:number-columns-repeated="2"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fr ... fr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Footnote Backreference (ch:vs)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/>
          <table:table-cell table:number-columns-repeated="3" table:style-name="ce26" office:value-type="float" office:value="1" calcext:value-type="float">
            <text:p>1</text:p>
          </table:table-cell>
          <table:table-cell office:value-type="string" calcext:value-type="string">
            <text:p>L3</text:p>
          </table:table-cell>
          <table:table-cell table:number-columns-repeated="3"/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fs ... fs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Footnote Summary</text:p>
          </table:table-cell>
          <table:table-cell office:value-type="float" office:value="76" calcext:value-type="float">
            <text:p>76</text:p>
          </table:table-cell>
          <table:table-cell table:style-name="ce22" office:value-type="string" calcext:value-type="string">
            <text:p>D</text:p>
          </table:table-cell>
          <table:table-cell table:style-name="ce22"/>
          <table:table-cell table:number-columns-repeated="5"/>
          <table:table-cell office:value-type="string" calcext:value-type="string">
            <text:p>L1</text:p>
          </table:table-cell>
          <table:table-cell table:number-columns-repeated="3"/>
          <table:table-cell office:value-type="string" calcext:value-type="string">
            <text:p>Bold Italic</text:p>
          </table:table-cell>
          <table:table-cell table:number-columns-repeated="2"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ft ... ft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Footnote Text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/>
          <table:table-cell table:number-columns-repeated="2"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L1</text:p>
          </table:table-cell>
          <table:table-cell table:number-columns-repeated="3"/>
          <table:table-cell office:value-type="string" calcext:value-type="string">
            <text:p>Regular</text:p>
          </table:table-cell>
          <table:table-cell table:number-columns-repeated="2"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fv ... fv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Verse number in footnote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1 word style</text:p>
          </table:table-cell>
          <table:table-cell/>
          <table:table-cell office:value-type="string" calcext:value-type="string">
            <text:p>Bold</text:p>
          </table:table-cell>
          <table:table-cell office:value-type="string" calcext:value-type="string">
            <text:p>Super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ior ... ior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Outline reference (intro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L2</text:p>
          </table:table-cell>
          <table:table-cell table:number-columns-repeated="3"/>
          <table:table-cell office:value-type="string" calcext:value-type="string">
            <text:p>Italic</text:p>
          </table:table-cell>
          <table:table-cell table:number-columns-repeated="2"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iqt ... iqt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Quoted Text (intro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L2</text:p>
          </table:table-cell>
          <table:table-cell table:number-columns-repeated="3"/>
          <table:table-cell office:value-type="string" calcext:value-type="string">
            <text:p>Bold Italic</text:p>
          </table:table-cell>
          <table:table-cell table:number-columns-repeated="2"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it ... it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Italics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5"/>
          <table:table-cell office:value-type="string" calcext:value-type="string">
            <text:p>L2</text:p>
          </table:table-cell>
          <table:table-cell table:number-columns-repeated="3"/>
          <table:table-cell office:value-type="string" calcext:value-type="string">
            <text:p>Italic</text:p>
          </table:table-cell>
          <table:table-cell table:number-columns-repeated="2"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k ... k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Keyword Key Term (signal in glossary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Delete after pipe</text:p>
          </table:table-cell>
          <table:table-cell/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nd ... nd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Name of God/Diety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LA</text:p>
          </table:table-cell>
          <table:table-cell table:number-columns-repeated="3"/>
          <table:table-cell office:value-type="string" calcext:value-type="string">
            <text:p>Bold</text:p>
          </table:table-cell>
          <table:table-cell office:value-type="string" calcext:value-type="string">
            <text:p>Small Caps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ndx ... ndx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Indexed Word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L3</text:p>
          </table:table-cell>
          <table:table-cell table:number-columns-repeated="3"/>
          <table:table-cell office:value-type="string" calcext:value-type="string">
            <text:p>Bold</text:p>
          </table:table-cell>
          <table:table-cell office:value-type="string" calcext:value-type="string">
            <text:p>Underline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no ... no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Normal Text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5"/>
          <table:table-cell office:value-type="string" calcext:value-type="string">
            <text:p>L1</text:p>
          </table:table-cell>
          <table:table-cell table:number-columns-repeated="3"/>
          <table:table-cell office:value-type="string" calcext:value-type="string">
            <text:p>Regular</text:p>
          </table:table-cell>
          <table:table-cell table:number-columns-repeated="2"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ord ... ord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Ordinal (superscript)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office:value-type="string" calcext:value-type="string">
            <text:p>L2</text:p>
          </table:table-cell>
          <table:table-cell table:number-columns-repeated="4"/>
          <table:table-cell office:value-type="string" calcext:value-type="string">
            <text:p>Super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pn ... pn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Proper Name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office:value-type="string" calcext:value-type="string">
            <text:p>L2</text:p>
          </table:table-cell>
          <table:table-cell table:number-columns-repeated="5"/>
          <table:table-cell office:value-type="string" calcext:value-type="string">
            <text:p>special triangle?</text:p>
          </table:table-cell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pro ... pro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Pronunciation (in body text)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L3</text:p>
          </table:table-cell>
          <table:table-cell table:number-columns-repeated="3"/>
          <table:table-cell office:value-type="string" calcext:value-type="string">
            <text:p>Bold</text:p>
          </table:table-cell>
          <table:table-cell/>
          <table:table-cell office:value-type="string" calcext:value-type="string">
            <text:p>special font?</text:p>
          </table:table-cell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qac ... qac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Inline Acrostic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L2</text:p>
          </table:table-cell>
          <table:table-cell table:number-columns-repeated="3"/>
          <table:table-cell office:value-type="string" calcext:value-type="string">
            <text:p>Bold Italic</text:p>
          </table:table-cell>
          <table:table-cell table:number-columns-repeated="2"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qs ... qs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Selah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L2</text:p>
          </table:table-cell>
          <table:table-cell table:number-columns-repeated="3"/>
          <table:table-cell office:value-type="string" calcext:value-type="string">
            <text:p>Italic</text:p>
          </table:table-cell>
          <table:table-cell/>
          <table:table-cell office:value-type="string" calcext:value-type="string">
            <text:p>Right Aligned (shift-Tab)</text:p>
          </table:table-cell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qt ... qt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Quoted Text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5"/>
          <table:table-cell office:value-type="string" calcext:value-type="string">
            <text:p>L2</text:p>
          </table:table-cell>
          <table:table-cell table:number-columns-repeated="3"/>
          <table:table-cell office:value-type="string" calcext:value-type="string">
            <text:p>Italic</text:p>
          </table:table-cell>
          <table:table-cell table:number-columns-repeated="2"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rq ... rq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Inline Reference (in body text)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L2</text:p>
          </table:table-cell>
          <table:table-cell table:number-columns-repeated="3"/>
          <table:table-cell office:value-type="string" calcext:value-type="string">
            <text:p>Italic</text:p>
          </table:table-cell>
          <table:table-cell table:number-columns-repeated="2"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sc ... sc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Small Caps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L1</text:p>
          </table:table-cell>
          <table:table-cell table:number-columns-repeated="4"/>
          <table:table-cell office:value-type="string" calcext:value-type="string">
            <text:p>Small Caps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sig ... sig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Signatur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5"/>
          <table:table-cell office:value-type="string" calcext:value-type="string">
            <text:p>L4</text:p>
          </table:table-cell>
          <table:table-cell table:number-columns-repeated="3"/>
          <table:table-cell office:value-type="string" calcext:value-type="string">
            <text:p>Italic</text:p>
          </table:table-cell>
          <table:table-cell/>
          <table:table-cell office:value-type="string" calcext:value-type="string">
            <text:p>Right Aligned (shift-Tab)</text:p>
          </table:table-cell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sls ... sls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Mark text is from a different languag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5"/>
          <table:table-cell office:value-type="string" calcext:value-type="string">
            <text:p>L2</text:p>
          </table:table-cell>
          <table:table-cell table:number-columns-repeated="3"/>
          <table:table-cell office:value-type="string" calcext:value-type="string">
            <text:p>Bold Italic</text:p>
          </table:table-cell>
          <table:table-cell/>
          <table:table-cell office:value-type="string" calcext:value-type="string">
            <text:p>Bracket</text:p>
          </table:table-cell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c1 ... tc1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ell Valu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c2 ... tc2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ell Valu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c3 ... tc3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ell Valu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c4 ... tc4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ell Valu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c5 ... tc5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ell Valu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c6 ... tc6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ell Valu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c7 ... tc7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ell Valu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c8 ... tc8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ell Valu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c9 ... tc9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ell Valu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cc1 ... tcc1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ell Value (centered text)</text:p>
          </table:table-cell>
          <table:table-cell table:style-name="ce22" table:number-columns-repeated="3"/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cc2 ... tcc2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ell Value (centered text)</text:p>
          </table:table-cell>
          <table:table-cell table:style-name="ce22" table:number-columns-repeated="3"/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cc3 ... tcc3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ell Value (centered text)</text:p>
          </table:table-cell>
          <table:table-cell table:style-name="ce22" table:number-columns-repeated="3"/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cc4 ... tcc4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ell Value (centered text)</text:p>
          </table:table-cell>
          <table:table-cell table:style-name="ce22" table:number-columns-repeated="3"/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cc5 ... tcc5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ell Value (centered text)</text:p>
          </table:table-cell>
          <table:table-cell table:style-name="ce22" table:number-columns-repeated="3"/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cc6 ... tcc6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ell Value (centered text)</text:p>
          </table:table-cell>
          <table:table-cell table:style-name="ce22" table:number-columns-repeated="3"/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cc7 ... tcc7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ell Value (centered text)</text:p>
          </table:table-cell>
          <table:table-cell table:style-name="ce22" table:number-columns-repeated="3"/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cc8 ... tcc8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ell Value (centered text)</text:p>
          </table:table-cell>
          <table:table-cell table:style-name="ce22" table:number-columns-repeated="3"/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cc9 ... tcc9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ell Value (centered text)</text:p>
          </table:table-cell>
          <table:table-cell table:style-name="ce22" table:number-columns-repeated="3"/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cr1 ... tcr1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ell Value (right align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cr2 ... tcr2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ell Value (right align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cr3 ... tcr3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ell Value (right align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cr4 ... tcr4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ell Value (right align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cr5 ... tcr5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ell Value (right align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cr6 ... tcr6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ell Value (right align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cr7 ... tcr7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ell Value (right align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cr8 ... tcr8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ell Value (right align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cr9 ... tcr9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ell Value (right align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h1 ... th1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ollumn Titl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h2 ... th2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ollumn Titl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h3 ... th3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ollumn Titl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h4 ... th4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ollumn Titl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h5 ... th5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ollumn Titl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h6 ... th6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ollumn Titl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h7 ... th7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ollumn Titl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h8 ... th8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ollumn Titl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h9 ... th9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ollumn Title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hc1 ... thc1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ollumn Title (right aligned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hc2 ... thc2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ollumn Title (right aligned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hc3 ... thc3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ollumn Title (right aligned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hc4 ... thc4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ollumn Title (right aligned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hc5 ... thc5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ollumn Title (right aligned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hc6 ... thc6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ollumn Title (right aligned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hc7 ... thc7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ollumn Title (right aligned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hc8 ... thc8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ollumn Title (right aligned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hc9 ... thc9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ollumn Title (right aligned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hr1 ... thr1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ollumn Title (right aligned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hr2 ... thr2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ollumn Title (right aligned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hr3 ... thr3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ollumn Title (right aligned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hr4 ... thr4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ollumn Title (right aligned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hr5 ... thr5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ollumn Title (right aligned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hr6 ... thr6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ollumn Title (right aligned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hr7 ... thr7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ollumn Title (right aligned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hr8 ... thr8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ollumn Title (right aligned)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hr9 ... thr9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able Collumn Title (right aligned)</text:p>
          </table:table-cell>
          <table:table-cell table:style-name="ce22" table:number-columns-repeated="3"/>
          <table:table-cell table:number-columns-repeated="4"/>
          <table:table-cell table:style-name="ce23"/>
          <table:table-cell office:value-type="string" calcext:value-type="string">
            <text:p>K2</text:p>
          </table:table-cell>
          <table:table-cell table:number-columns-repeated="4"/>
          <table:table-cell office:value-type="string" calcext:value-type="string">
            <text:p>tab stop?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tl ... tl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Transliterated or Foreign word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5"/>
          <table:table-cell office:value-type="string" calcext:value-type="string">
            <text:p>L2</text:p>
          </table:table-cell>
          <table:table-cell table:number-columns-repeated="3"/>
          <table:table-cell office:value-type="string" calcext:value-type="string">
            <text:p>Bold Italic</text:p>
          </table:table-cell>
          <table:table-cell/>
          <table:table-cell office:value-type="string" calcext:value-type="string">
            <text:p>Bracket</text:p>
          </table:table-cell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va ... va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Alternate Verse Number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?? (REPLACE OR DUAL?)</text:p>
          </table:table-cell>
          <table:table-cell/>
          <table:table-cell office:value-type="string" calcext:value-type="string">
            <text:p>Bold Italic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Parenthesis</text:p>
          </table:table-cell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w ... w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Wordlist Marker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L3</text:p>
          </table:table-cell>
          <table:table-cell table:number-columns-repeated="3"/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wg ... wg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Greek Wordlist Marker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L3</text:p>
          </table:table-cell>
          <table:table-cell table:number-columns-repeated="3"/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wh ... wh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Hebrew Word List Marker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L3</text:p>
          </table:table-cell>
          <table:table-cell table:number-columns-repeated="3"/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wj ... wj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Words of Jesus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</text:p>
          </table:table-cell>
          <table:table-cell table:number-columns-repeated="4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wr ... wr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Auxiliary Wordlist entry</text:p>
          </table:table-cell>
          <table:table-cell table:style-name="ce22"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L3</text:p>
          </table:table-cell>
          <table:table-cell table:number-columns-repeated="6"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xk ... xk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CR Keyword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5"/>
          <table:table-cell office:value-type="string" calcext:value-type="string">
            <text:p>L3</text:p>
          </table:table-cell>
          <table:table-cell table:number-columns-repeated="3"/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xo ... xo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CR Backreferenc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L3</text:p>
          </table:table-cell>
          <table:table-cell table:number-columns-repeated="3"/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CS</text:p>
          </table:table-cell>
        </table:table-row>
        <table:table-row table:style-name="ro2">
          <table:table-cell table:style-name="ce14" office:value-type="string" calcext:value-type="string">
            <text:p>xq ... xq*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2"/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string" calcext:value-type="string">
            <text:p>CR Reference quot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5"/>
          <table:table-cell office:value-type="string" calcext:value-type="string">
            <text:p>L2</text:p>
          </table:table-cell>
          <table:table-cell table:number-columns-repeated="3"/>
          <table:table-cell office:value-type="string" calcext:value-type="string">
            <text:p>Regular</text:p>
          </table:table-cell>
          <table:table-cell table:number-columns-repeated="2"/>
          <table:table-cell office:value-type="string" calcext:value-type="string">
            <text:p>CS</text:p>
          </table:table-cell>
        </table:table-row>
        <table:table-row table:style-name="ro2">
          <table:table-cell table:style-name="ce15" office:value-type="string" calcext:value-type="string">
            <text:p>xt ... xt*</text:p>
          </table:table-cell>
          <table:table-cell table:style-name="ce18" office:value-type="string" calcext:value-type="string">
            <text:p>C</text:p>
          </table:table-cell>
          <table:table-cell table:style-name="ce25" table:number-columns-repeated="4"/>
          <table:table-cell table:style-name="ce21" office:value-type="float" office:value="1" calcext:value-type="float">
            <text:p>1</text:p>
          </table:table-cell>
          <table:table-cell table:style-name="ce25"/>
          <table:table-cell table:style-name="ce29" office:value-type="string" calcext:value-type="string">
            <text:p>CR Target reference</text:p>
          </table:table-cell>
          <table:table-cell table:style-name="ce32" office:value-type="float" office:value="46" calcext:value-type="float">
            <text:p>46</text:p>
          </table:table-cell>
          <table:table-cell table:number-columns-repeated="2" table:style-name="ce32" office:value-type="float" office:value="49" calcext:value-type="float">
            <text:p>49</text:p>
          </table:table-cell>
          <table:table-cell table:style-name="ce25" table:number-columns-repeated="3"/>
          <table:table-cell table:style-name="ce32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L1</text:p>
          </table:table-cell>
          <table:table-cell table:style-name="ce25"/>
          <table:table-cell table:style-name="ce29" table:number-columns-repeated="2"/>
          <table:table-cell table:style-name="ce29" office:value-type="string" calcext:value-type="string">
            <text:p>Regular</text:p>
          </table:table-cell>
          <table:table-cell table:style-name="ce29" table:number-columns-repeated="2"/>
          <table:table-cell table:style-name="ce29" office:value-type="string" calcext:value-type="string">
            <text:p>CS</text:p>
          </table:table-cell>
        </table:table-row>
      </table:table>
      <table:named-expressions>
        <table:named-range table:name="HTML_1" table:base-cell-address="$Sheet1.$A$1" table:cell-range-address=".$A$3:.$Y$440"/>
        <table:named-range table:name="HTML_2" table:base-cell-address="$Sheet1.$A$1" table:cell-range-address=".$A$447:.$H$532"/>
        <table:named-range table:name="HTML_3" table:base-cell-address="$Sheet1.$A$1" table:cell-range-address=".$A$539:.$E$599"/>
        <table:named-range table:name="HTML_4" table:base-cell-address="$Sheet1.$A$1" table:cell-range-address=".$A$606:.$G$632"/>
        <table:named-range table:name="HTML_5" table:base-cell-address="$Sheet1.$A$1" table:cell-range-address=".$A$639:.$Z$678"/>
        <table:named-range table:name="HTML_6" table:base-cell-address="$Sheet1.$A$1" table:cell-range-address=".$A$685:.$Z$724"/>
        <table:named-range table:name="HTML_7" table:base-cell-address="$Sheet1.$A$1" table:cell-range-address=".$A$731:.$Z$770"/>
        <table:named-range table:name="HTML_8" table:base-cell-address="$Sheet1.$A$1" table:cell-range-address=".$A$777:.$E$805"/>
        <table:named-range table:name="HTML_all" table:base-cell-address="$Sheet1.$A$1" table:cell-range-address=".$A$1:.$Z$805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angipani Rose" svg:font-family="'Frangipani Rose'"/>
    <style:font-face style:name="Josefin Slab" svg:font-family="'Josefin Slab'"/>
    <style:font-face style:name="KG Dark Side" svg:font-family="'KG Dark Side'"/>
    <style:font-face style:name="KG Lego House" svg:font-family="'KG Lego House'"/>
    <style:font-face style:name="KG Second Chances Solid" svg:font-family="'KG Second Chances Solid'"/>
    <style:font-face style:name="Liberation Sans1" svg:font-family="'Liberation Sans'"/>
    <style:font-face style:name="Merriweather" svg:font-family="Merriweather"/>
    <style:font-face style:name="Merriweather Sans" svg:font-family="'Merriweather Sans'"/>
    <style:font-face style:name="PT Sans" svg:font-family="'PT Sans'"/>
    <style:font-face style:name="PT Sans Caption" svg:font-family="'PT Sans Caption'"/>
    <style:font-face style:name="PT Serif" svg:font-family="'PT Serif'"/>
    <style:font-face style:name="PT Serif Caption" svg:font-family="'PT Serif Caption'"/>
    <style:font-face style:name="Roboto Slab" svg:font-family="'Roboto Slab'"/>
    <style:font-face style:name="The Great Escape" svg:font-family="'The Great Escap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1T00:00:00</meta:creation-date>
    <dc:date>2015-09-07T09:10:13.097242014</dc:date>
    <meta:document-statistic meta:table-count="1" meta:cell-count="4534" meta:object-count="0"/>
    <meta:generator>LibreOffice/4.2.8.2$Linux_X86_64 LibreOffice_project/420m0$Build-2</meta:generator>
  </office:meta>
</office:document-meta>
</file>